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ext:soft-page-break/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4"/>
          </table:table-cell>
        </table:table-row>
      </table:table>
      <text:p text:style-name="P22"/>
      <text:p text:style-name="P13">FIRMA HABILITAD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2-02T11:17:57.787675451</dc:date>
    <meta:editing-duration>P2DT5H11M15S</meta:editing-duration>
    <meta:editing-cycles>118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2" meta:paragraph-count="58" meta:word-count="160" meta:character-count="1761" meta:non-whitespace-character-count="165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